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font-size="12pt" fo:font-style="normal" style:text-underline-style="none" style:font-size-asian="12pt" style:font-style-asian="normal" style:font-style-complex="normal"/>
    </style:style>
    <style:style style:name="P3" style:family="paragraph" style:parent-style-name="Standard">
      <style:paragraph-properties fo:margin-top="0cm" fo:margin-bottom="0cm"/>
    </style:style>
    <style:style style:name="P4" style:family="paragraph" style:parent-style-name="Standard">
      <style:paragraph-properties fo:margin-top="0cm" fo:margin-bottom="0cm"/>
      <style:text-properties fo:font-size="12pt" style:font-size-asian="12pt"/>
    </style:style>
    <style:style style:name="P5" style:family="paragraph" style:parent-style-name="Standard">
      <style:paragraph-properties fo:margin-top="0cm" fo:margin-bottom="0cm"/>
      <style:text-properties fo:font-size="12pt" fo:font-weight="normal" style:font-size-asian="12pt" style:font-weight-asian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text-align="center" style:justify-single-word="false" fo:text-indent="0.501cm" style:auto-text-indent="false"/>
    </style:style>
    <style:style style:name="P7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</style:style>
    <style:style style:name="P8" style:family="paragraph" style:parent-style-name="Standard">
      <style:paragraph-properties fo:margin-left="0.751cm" fo:margin-right="0cm" fo:text-indent="-0.751cm" style:auto-text-indent="false"/>
    </style:style>
    <style:style style:name="P9" style:family="paragraph" style:parent-style-name="Standard">
      <style:paragraph-properties fo:margin-left="0.751cm" fo:margin-right="0cm" fo:text-indent="-0.751cm" style:auto-text-indent="false"/>
      <style:text-properties fo:font-size="12pt" style:font-size-asian="12pt"/>
    </style:style>
    <style:style style:name="P10" style:family="paragraph" style:parent-style-name="Standard">
      <style:paragraph-properties fo:margin-left="0.751cm" fo:margin-right="0cm" fo:text-indent="-0.751cm" style:auto-text-indent="false"/>
      <style:text-properties fo:font-size="12pt" style:text-underline-style="none" style:font-size-asian="12pt"/>
    </style:style>
    <style:style style:name="P11" style:family="paragraph" style:parent-style-name="List_20_Paragraph">
      <style:text-properties fo:font-size="12pt" style:font-size-asian="12pt"/>
    </style:style>
    <style:style style:name="P12" style:family="paragraph" style:parent-style-name="Standard" style:master-page-name="Standard">
      <style:paragraph-properties fo:margin-top="0cm" fo:margin-bottom="0cm" fo:text-align="center" style:justify-single-word="false" style:page-number="auto"/>
      <style:text-properties fo:font-size="18pt" style:font-size-asian="18pt"/>
    </style:style>
    <style:style style:name="P13" style:family="paragraph" style:parent-style-name="Standard">
      <style:paragraph-properties fo:margin-top="0cm" fo:margin-bottom="0cm"/>
      <style:text-properties fo:font-size="12pt" fo:font-weight="normal" style:font-size-asian="12pt" style:font-weight-asian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fo:text-align="center" style:justify-single-word="false" fo:text-indent="0.501cm" style:auto-text-indent="false"/>
      <style:text-properties fo:color="#ff0000" fo:font-weight="bold" style:font-weight-asian="bold"/>
    </style:style>
    <style:style style:name="P15" style:family="paragraph" style:parent-style-name="Standard">
      <style:text-properties fo:font-size="12pt" fo:font-style="italic" style:font-size-asian="12pt" style:font-style-asian="italic"/>
    </style:style>
    <style:style style:name="P16" style:family="paragraph" style:parent-style-name="Standard">
      <style:text-properties fo:font-size="12pt" fo:font-style="italic" style:text-underline-style="solid" style:text-underline-width="auto" style:text-underline-color="font-color" style:font-size-asian="12pt" style:font-style-asian="italic"/>
    </style:style>
    <style:style style:name="P17" style:family="paragraph" style:parent-style-name="Standard">
      <style:text-properties fo:font-size="12pt" fo:font-style="normal" style:text-underline-style="none" style:font-size-asian="12pt" style:font-style-asian="normal" style:font-style-complex="normal"/>
    </style:style>
    <style:style style:name="P18" style:family="paragraph" style:parent-style-name="Standard">
      <style:text-properties fo:font-size="12pt" style:font-size-asian="12pt"/>
    </style:style>
    <style:style style:name="P19" style:family="paragraph" style:parent-style-name="Standard">
      <style:paragraph-properties fo:margin-left="0.751cm" fo:margin-right="0cm" fo:text-indent="-0.751cm" style:auto-text-indent="false"/>
      <style:text-properties fo:font-size="12pt" style:text-underline-style="solid" style:text-underline-width="auto" style:text-underline-color="font-color" style:font-size-asian="12pt"/>
    </style:style>
    <style:style style:name="P20" style:family="paragraph" style:parent-style-name="Standard">
      <style:paragraph-properties fo:margin-left="0.751cm" fo:margin-right="0cm" fo:text-indent="-0.751cm" style:auto-text-indent="false"/>
      <style:text-properties fo:font-size="12pt" style:font-size-asian="12pt"/>
    </style:style>
    <style:style style:name="P21" style:family="paragraph" style:parent-style-name="Standard">
      <style:paragraph-properties fo:margin-left="0.751cm" fo:margin-right="0cm" fo:text-indent="-0.751cm" style:auto-text-indent="false"/>
      <style:text-properties fo:font-size="12pt" style:text-underline-style="none" style:font-size-asian="12pt"/>
    </style:style>
    <style:style style:name="P22" style:family="paragraph" style:parent-style-name="Standard">
      <style:paragraph-properties fo:margin-left="0.751cm" fo:margin-right="0cm" fo:margin-top="0cm" fo:margin-bottom="0cm" fo:text-indent="-0.751cm" style:auto-text-indent="false"/>
      <style:text-properties fo:font-size="12pt" style:text-underline-style="solid" style:text-underline-width="auto" style:text-underline-color="font-color" style:font-size-asian="12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24" style:family="paragraph" style:parent-style-name="List_20_Paragraph" style:list-style-name="WWNum1">
      <style:paragraph-properties fo:margin-left="0.501cm" fo:margin-right="0cm" fo:text-indent="-0.501cm" style:auto-text-indent="false"/>
      <style:text-properties fo:font-size="12pt" fo:font-weight="bold" style:font-size-asian="12pt" style:font-weight-asian="bold"/>
    </style:style>
    <style:style style:name="P25" style:family="paragraph" style:parent-style-name="List_20_Paragraph" style:list-style-name="WWNum8">
      <style:paragraph-properties fo:margin-left="0.751cm" fo:margin-right="0cm" fo:margin-top="0cm" fo:margin-bottom="0cm" fo:text-indent="-0.751cm" style:auto-text-indent="false"/>
    </style:style>
    <style:style style:name="P26" style:family="paragraph" style:parent-style-name="List_20_Paragraph" style:list-style-name="WWNum8">
      <style:paragraph-properties fo:margin-left="0.751cm" fo:margin-right="0cm" fo:margin-top="0cm" fo:margin-bottom="0cm" fo:text-indent="-0.751cm" style:auto-text-indent="false"/>
      <style:text-properties fo:font-size="12pt" style:font-size-asian="12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style:text-underline-style="solid" style:text-underline-width="auto" style:text-underline-color="font-color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éparation pour réunion pédagogique 1A S1 TELECOM Nancy <text:s/></text:p>
      <text:p text:style-name="P6">(Ce document synthétise les remarques des étudiants du groupe 1<text:span text:style-name="T1">)</text:span></text:p>
      <text:p text:style-name="P6">Réalisé par <text:span text:style-name="T1">Alexis EL MRINI et Alexandre LAROSE</text:span><text:bookmark text:name="_GoBack"/></text:p>
      <text:p text:style-name="P14">A retourner le 19/01/2018</text:p>
      <text:p text:style-name="P7"/>
      <text:list xml:id="list6572671234883021174" text:style-name="WWNum1">
        <text:list-item>
          <text:p text:style-name="P24">Remarques générales (RG)</text:p>
        </text:list-item>
      </text:list>
      <text:p text:style-name="P11"/>
      <text:p text:style-name="P15">Organisation : </text:p>
      <text:p text:style-name="P15">Un des TP notés de PFSI devait être fait en début d'année, mais il a été mis en place pendant la période de partiels</text:p>
      <text:p text:style-name="P15">Emploi du temps :</text:p>
      <text:p text:style-name="P15"/>
      <text:p text:style-name="P15">Equipements/matériels :</text:p>
      <text:p text:style-name="P15">l'imprimante de la salle PI a quelques dysfonctionnements de temps à autre </text:p>
      <text:p text:style-name="P15"/>
      <text:p text:style-name="P15">…..</text:p>
      <text:p text:style-name="P11"/>
      <text:list xml:id="list38299969" text:continue-numbering="true" text:style-name="WWNum1">
        <text:list-item>
          <text:p text:style-name="P24">Modules de l’UE STIC-1</text:p>
        </text:list-item>
      </text:list>
      <text:list xml:id="list1689974408966413516" text:style-name="WWNum8">
        <text:list-item>
          <text:list>
            <text:list-item>
              <text:p text:style-name="P25"><text:span text:style-name="T3">Shell</text:span><text:span text:style-name="T2"> </text:span></text:p>
            </text:list-item>
          </text:list>
        </text:list-item>
      </text:list>
      <text:p text:style-name="P19">RG :</text:p>
      <text:p text:style-name="P9">Il serait de bon aloi que la professeure parle plus fort en salle PI</text:p>
      <text:p text:style-name="P19">Critiques/suggestion :</text:p>
      <text:p text:style-name="P9">Il serait intéressant de faire le partiel de shell sur machine, afin de pouvoir tester ses programmes</text:p>
      <text:list xml:id="list38316293" text:continue-numbering="true" text:style-name="WWNum8">
        <text:list-item>
          <text:list>
            <text:list-item>
              <text:p text:style-name="P26">PFSI (Principes Fondamentaux des Systèmes Informatiques)</text:p>
            </text:list-item>
          </text:list>
        </text:list-item>
      </text:list>
      <text:p text:style-name="P19">RG :</text:p>
      <text:p text:style-name="P10">En CM, le professeur a eu de nombreux retards</text:p>
      <text:p text:style-name="P10">Certains des surveillants parlaient pendant les partiels, ce qui déconcentrait beaucoup d'étudiants</text:p>
      <text:p text:style-name="P19">Critiques/suggestions :</text:p>
      <text:p text:style-name="P10">Certains élèves proposent d'offrir plus de créneaux pour les TD, à la place des CM</text:p>
      <text:p text:style-name="P23"/>
      <text:list xml:id="list38310414" text:continue-numbering="true" text:style-name="WWNum8">
        <text:list-item>
          <text:list>
            <text:list-item>
              <text:p text:style-name="P26">TOP (Techniques et Outils pour Programmer)</text:p>
            </text:list-item>
          </text:list>
        </text:list-item>
      </text:list>
      <text:p text:style-name="P22">RG :</text:p>
      <text:p text:style-name="P9"><text:soft-page-break/>Les preuves de programme sur le partiel étaient trop ambitieuses</text:p>
      <text:p text:style-name="P9"/>
      <text:p text:style-name="P8"><text:span text:style-name="T2"><text:s/></text:span><text:span text:style-name="T4">Critiques/suggestions :</text:span></text:p>
      <text:p text:style-name="P1"/>
      <text:list xml:id="list38313411" text:continue-list="list38299969" text:style-name="WWNum1">
        <text:list-item>
          <text:p text:style-name="P24">Modules de l’UE SFA-1</text:p>
        </text:list-item>
      </text:list>
      <text:p text:style-name="Standard"><text:span text:style-name="T2">3.1</text:span><text:span text:style-name="T3"> MAI1 </text:span><text:span text:style-name="T2">(Mathématiques Appliquées pour l’Informatique)</text:span></text:p>
      <text:p text:style-name="P16">RG :</text:p>
      <text:p text:style-name="P1"/>
      <text:p text:style-name="P16">Critiques/suggestions :</text:p>
      <text:p text:style-name="P2">Il serait intéressant d'obtenir les corrections des DM avant le partiel</text:p>
      <text:p text:style-name="Standard"><text:span text:style-name="T2">3.2</text:span><text:span text:style-name="T3"> MAP </text:span><text:span text:style-name="T2">(Mathématiques Appliquées : Probabilités)</text:span></text:p>
      <text:p text:style-name="P16">RG :</text:p>
      <text:p text:style-name="P1"/>
      <text:p text:style-name="P16">Critiques/suggestions :</text:p>
      <text:p text:style-name="P2"/>
      <text:p text:style-name="P3"><text:span text:style-name="T2">3.3</text:span><text:span text:style-name="T3"> MSED 1</text:span><text:span text:style-name="T2"> (Modèles des Systèmes à Événements Discrets)</text:span></text:p>
      <text:p text:style-name="P16">RG :</text:p>
      <text:p text:style-name="P1"/>
      <text:p text:style-name="P16">Critiques/suggestions :</text:p>
      <text:p text:style-name="P5">Il serait intéressant de faire plus de rappels sur les automates en fin de semestre, afin de mieux préparer l'épreuve </text:p>
      <text:p text:style-name="P5"/>
      <text:p text:style-name="P5"/>
      <text:p text:style-name="P3"><text:span text:style-name="T2">3.4</text:span><text:span text:style-name="T3"> SIC 1</text:span><text:span text:style-name="T2"> (Signal – Information – Communication)</text:span></text:p>
      <text:p text:style-name="P4"/>
      <text:p text:style-name="P16">RG :</text:p>
      <text:p text:style-name="P1">Diapo trop chargées</text:p>
      <text:p text:style-name="P1">ne pas déranger les étudiants passant un partiel</text:p>
      <text:p text:style-name="P16">Critiques/suggestions :</text:p>
      <text:p text:style-name="P1">RAS</text:p>
      <text:list xml:id="list38315837" text:continue-numbering="true" text:style-name="WWNum1">
        <text:list-item>
          <text:p text:style-name="P24">Modules de l’UE SESH-1</text:p>
        </text:list-item>
      </text:list>
      <text:p text:style-name="Standard"><text:soft-page-break/><text:span text:style-name="T2">4.1 </text:span><text:span text:style-name="T3">Anglais 1 </text:span></text:p>
      <text:p text:style-name="P16">RG :</text:p>
      <text:p text:style-name="P2">prof incompétente</text:p>
      <text:p text:style-name="P2">programme non intéressant</text:p>
      <text:p text:style-name="P2">pas de travail sur l'expression orale</text:p>
      <text:p text:style-name="P2">plus de temps pour la compréhension orale pour approfondissement</text:p>
      <text:p text:style-name="P2">besoin de meilleure qualité audio</text:p>
      <text:p text:style-name="P16">Critiques/suggestions :</text:p>
      <text:p text:style-name="P1">RAS</text:p>
      <text:p text:style-name="P3"><text:span text:style-name="T2">4.2 </text:span><text:span text:style-name="T3">TEC</text:span><text:span text:style-name="T2"> (Techniques d’Expression et Communication)</text:span></text:p>
      <text:p text:style-name="P16">RG :</text:p>
      <text:p text:style-name="P2">travailler la synthèse avant le partiel</text:p>
      <text:p text:style-name="P16">Critiques/suggestions :</text:p>
      <text:p text:style-name="P2">RAS</text:p>
      <text:p text:style-name="P3"><text:span text:style-name="T2">4.3 </text:span><text:span text:style-name="T3">MOD 1</text:span><text:span text:style-name="T2"> (Management des Organisations &amp; Droit)</text:span></text:p>
      <text:p text:style-name="P16">RG :</text:p>
      <text:p text:style-name="P2">QCM=useless</text:p>
      <text:p text:style-name="P16">Critiques/suggestions :</text:p>
      <text:p text:style-name="P2">nous laissez écrire pendant qu'elle parle pour avoir le temps de reprendre les diapos</text:p>
      <text:p text:style-name="P2">donner les diapo pour pouvoir écouter en cours car intéressant</text:p>
      <text:p text:style-name="P3"><text:span text:style-name="T2">4.4 </text:span><text:span text:style-name="T3">GP</text:span><text:span text:style-name="T2"> (Gestion de projet)</text:span></text:p>
      <text:p text:style-name="P16">RG :</text:p>
      <text:p text:style-name="P2">plus de cours sur ressources humaines</text:p>
      <text:p text:style-name="P2">plus de TP pour prendre en main git et LateX</text:p>
      <text:p text:style-name="P16">Critiques/suggestions :</text:p>
      <text:p text:style-name="Standard">s'y prendre à l'avance pour la deuxième partie du DM : mauvais tim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3.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2.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4.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→" text:bullet-char="→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→" text:bullet-char="→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2.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762cm" fo:margin-left="1.752cm" fo:margin-right="1.498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9cm" fo:margin-left="0cm" fo:margin-right="0cm" fo:margin-top="0.639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do</meta:initial-creator>
    <dc:creator>Alexis EL MRINI</dc:creator>
    <meta:editing-cycles>11</meta:editing-cycles>
    <meta:creation-date>2016-12-05T15:06:00</meta:creation-date>
    <dc:date>2018-01-08T18:11:46.24</dc:date>
    <meta:editing-duration>PT1H17M45S</meta:editing-duration>
    <meta:generator>OpenOffice/4.1.3$Win32 OpenOffice.org_project/413m1$Build-9783</meta:generator>
    <meta:document-statistic meta:table-count="0" meta:image-count="0" meta:object-count="0" meta:page-count="3" meta:paragraph-count="73" meta:word-count="414" meta:character-count="2543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